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2" svg:font-family="'Liberation Mono', 'Courier New'" style:font-family-generic="modern" style:font-pitch="fixed"/>
    <style:font-face style:name="Liberation Mono1" svg:font-family="'Liberation Mono', 'Courier New'" style:font-family-generic="modern" style:font-pitch="variable"/>
    <style:font-face style:name="DejaVu Sans1"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solid" draw:fill-color="#000000" draw:auto-grow-height="true" draw:auto-grow-width="false" fo:max-height="0cm" fo:min-height="12.088cm"/>
    </style:style>
    <style:style style:name="gr3" style:family="graphic" style:parent-style-name="standard">
      <style:graphic-properties draw:stroke="none" svg:stroke-color="#000000" draw:fill="solid" draw:fill-color="#000000" draw:auto-grow-height="true" draw:auto-grow-width="false" fo:max-height="0cm" fo:min-height="4.978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solid" draw:fill-color="#000000"/>
    </style:style>
    <style:style style:name="T1" style:family="text">
      <style:text-properties fo:color="#43a8ed" fo:font-weight="bold" style:font-weight-asian="bold" style:font-weight-complex="bold"/>
    </style:style>
    <style:style style:name="T2" style:family="text">
      <style:text-properties fo:color="#bdae9d"/>
    </style:style>
    <style:style style:name="T3" style:family="text">
      <style:text-properties fo:color="#bdae9d" style:text-underline-style="solid" style:text-underline-width="auto" style:text-underline-color="font-color"/>
    </style:style>
    <style:style style:name="T4" style:family="text">
      <style:text-properties fo:color="#bdae9d" fo:font-style="italic" style:text-underline-style="solid" style:text-underline-width="auto" style:text-underline-color="font-color" style:font-style-asian="italic" style:font-style-complex="italic"/>
    </style:style>
    <style:style style:name="T5" style:family="text">
      <style:text-properties fo:color="#7290d9" fo:font-weight="bold" style:font-weight-asian="bold" style:font-weight-complex="bold"/>
    </style:style>
    <style:style style:name="T6" style:family="text">
      <style:text-properties fo:color="#c5656b" fo:font-weight="bold" style:font-weight-asian="bold" style:font-weight-complex="bold"/>
    </style:style>
    <style:style style:name="T7" style:family="text">
      <style:text-properties fo:color="#ff9358" fo:font-weight="bold" style:font-weight-asian="bold" style:font-weight-complex="bold"/>
    </style:style>
    <style:style style:name="T8" style:family="text">
      <style:text-properties fo:color="#049b0a"/>
    </style:style>
    <style:style style:name="T9" style:family="text">
      <style:text-properties fo:color="#585cf6" fo:font-weight="bold" style:font-weight-asian="bold" style:font-weight-complex="bold"/>
    </style:style>
    <style:style style:name="T10" style:family="text">
      <style:text-properties fo:color="#318495"/>
    </style:style>
    <style:style style:name="T11" style:family="text">
      <style:text-properties fo:color="#6d79d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21cm" svg:x="1.4cm" svg:y="-0.02cm" presentation:class="title" presentation:user-transformed="true">
          <draw:text-box>
            <text:p>Lecture 08 Exercise<text:line-break/>Web Game Development Course<text:line-break/>February 2015</text:p>
          </draw:text-box>
        </draw:frame>
        <draw:frame presentation:style-name="pr2" draw:text-style-name="P1" draw:layer="layout" svg:width="25.199cm" svg:height="12.179cm" svg:x="1.4cm" svg:y="4.914cm" presentation:class="subtitle">
          <draw:text-box>
            <text:p>Authentication and layout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Sessions</text:p>
          </draw:text-box>
        </draw:frame>
        <draw:frame presentation:style-name="pr5" draw:layer="layout" svg:width="25.199cm" svg:height="12.179cm" svg:x="1.4cm" svg:y="4.914cm" presentation:class="outline">
          <draw:text-box>
            <text:list text:style-name="L2">
              <text:list-item>
                <text:p>Initialize session on login</text:p>
                <text:list>
                  <text:list-item>
                    <text:p>session[:user_id] = @user.id</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efore &amp; After filters</text:p>
          </draw:text-box>
        </draw:frame>
        <draw:frame presentation:style-name="pr5" draw:layer="layout" svg:width="25.199cm" svg:height="12.179cm" svg:x="1.4cm" svg:y="4.914cm" presentation:class="outline">
          <draw:text-box>
            <text:list text:style-name="L2">
              <text:list-item>
                <text:p>Can be set to execute before or after controller actions</text:p>
              </text:list-item>
              <text:list-item>
                <text:p>Can be used to check if the user is authenticated before each actio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draw:frame presentation:style-name="pr6" draw:layer="layout" svg:width="25.199cm" svg:height="3.506cm" svg:x="1.4cm" svg:y="0.837cm" presentation:class="title">
          <draw:text-box>
            <text:p>Add Authentication check to Welcome Controller</text:p>
          </draw:text-box>
        </draw:frame>
        <draw:frame draw:style-name="gr2" draw:text-style-name="P2" draw:layer="layout" svg:width="22.86cm" svg:height="12.338cm" svg:x="2.54cm" svg:y="5.08cm">
          <draw:text-box>
            <text:p><text:span text:style-name="T1">class</text:span><text:span text:style-name="T2"> </text:span><text:span text:style-name="T3">WelcomeController </text:span><text:span text:style-name="T4">&lt; ApplicationController</text:span></text:p>
            <text:p><text:span text:style-name="T2"><text:s text:c="2"/></text:span><text:span text:style-name="T5">before_filter</text:span><text:span text:style-name="T2"> </text:span><text:span text:style-name="T6">:authenticate!</text:span></text:p>
            <text:p/>
            <text:p><text:span text:style-name="T2"><text:s text:c="2"/></text:span><text:span text:style-name="T1">def</text:span><text:span text:style-name="T2"> </text:span><text:span text:style-name="T7">index</text:span></text:p>
            <text:p><text:span text:style-name="T2"><text:s text:c="2"/></text:span><text:span text:style-name="T1">end</text:span></text:p>
            <text:p/>
            <text:p><text:span text:style-name="T2"><text:s text:c="2"/></text:span><text:span text:style-name="T1">protected</text:span></text:p>
            <text:p/>
            <text:p><text:span text:style-name="T2"><text:s text:c="2"/></text:span><text:span text:style-name="T1">def</text:span><text:span text:style-name="T2"> </text:span><text:span text:style-name="T7">authenticate!</text:span></text:p>
            <text:p><text:span text:style-name="T2"><text:s text:c="4"/></text:span><text:span text:style-name="T1">unless</text:span><text:span text:style-name="T2"> session[</text:span><text:span text:style-name="T6">:user_id</text:span><text:span text:style-name="T2">]</text:span></text:p>
            <text:p><text:span text:style-name="T2"><text:s text:c="6"/></text:span><text:span text:style-name="T5">redirect_to</text:span><text:span text:style-name="T2"> </text:span><text:span text:style-name="T8">'users#login'</text:span></text:p>
            <text:p><text:span text:style-name="T2"><text:s text:c="6"/></text:span><text:span text:style-name="T1">return</text:span><text:span text:style-name="T2"> </text:span><text:span text:style-name="T9">false</text:span></text:p>
            <text:p><text:span text:style-name="T2"><text:s text:c="4"/></text:span><text:span text:style-name="T1">end</text:span></text:p>
            <text:p/>
            <text:p><text:span text:style-name="T2"><text:s text:c="4"/></text:span><text:span text:style-name="T10">@user</text:span><text:span text:style-name="T2"> </text:span><text:span text:style-name="T1">=</text:span><text:span text:style-name="T2"> </text:span><text:span text:style-name="T11">User</text:span><text:span text:style-name="T2">.find(session[</text:span><text:span text:style-name="T6">:user_id</text:span><text:span text:style-name="T2">])</text:span></text:p>
            <text:p><text:span text:style-name="T2"><text:s text:c="2"/></text:span><text:span text:style-name="T1">end</text:span></text:p>
            <text:p><text:span text:style-name="T1">end</text:span></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Improve authentication checking</text:p>
          </draw:text-box>
        </draw:frame>
        <draw:frame presentation:style-name="pr5" draw:layer="layout" svg:width="25.199cm" svg:height="12.179cm" svg:x="1.4cm" svg:y="4.914cm" presentation:class="outline">
          <draw:text-box>
            <text:list text:style-name="L2">
              <text:list-item>
                <text:p>Create a new authenticated controller</text:p>
              </text:list-item>
              <text:list-item>
                <text:p>Move the authentication filter there</text:p>
              </text:list-item>
              <text:list-item>
                <text:p>Make all controllers (Welcome) inherit from the authentication controller</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Create a separate layout for login</text:p>
          </draw:text-box>
        </draw:frame>
        <draw:frame presentation:style-name="pr5" draw:layer="layout" svg:width="25.199cm" svg:height="12.179cm" svg:x="1.4cm" svg:y="4.914cm" presentation:class="outline">
          <draw:text-box>
            <text:list text:style-name="L2">
              <text:list-item>
                <text:p>Edit the user controller and specify that a different layout should be used</text:p>
              </text:list-item>
            </text:list>
          </draw:text-box>
        </draw:frame>
        <draw:frame draw:style-name="gr3" draw:text-style-name="P2" draw:layer="layout" svg:width="22.86cm" svg:height="5.228cm" svg:x="2.54cm" svg:y="7.62cm">
          <draw:text-box>
            <text:p><text:span text:style-name="T1">class</text:span><text:span text:style-name="T2"> </text:span><text:span text:style-name="T3">UsersController </text:span><text:span text:style-name="T4">&lt; ApplicationController</text:span></text:p>
            <text:p><text:span text:style-name="T2"><text:s text:c="2"/></text:span><text:span text:style-name="T5">layout</text:span><text:span text:style-name="T2"> </text:span><text:span text:style-name="T8">'login'</text:span></text:p>
            <text:p/>
            <text:p><text:span text:style-name="T2"><text:s text:c="2"/></text:span><text:span text:style-name="T1">def</text:span><text:span text:style-name="T2"> </text:span><text:span text:style-name="T7">login</text:span></text:p>
            <text:p/>
            <text:p><text:span text:style-name="T2"><text:s text:c="2"/></text:span><text:span text:style-name="T1">end</text:span></text:p>
            <text:p><text:span text:style-name="T1">end</text:span></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Copy Bootstrap's login example</text:p>
          </draw:text-box>
        </draw:frame>
        <draw:frame presentation:style-name="pr5" draw:layer="layout" svg:width="25.199cm" svg:height="12.179cm" svg:x="1.4cm" svg:y="4.914cm" presentation:class="outline">
          <draw:text-box>
            <text:list text:style-name="L2">
              <text:list-item>
                <text:p><text:a xlink:href="http://getbootstrap.com/examples/signin/" xlink:type="simple">http://getbootstrap.com/examples/signin/</text:a></text:p>
              </text:list-item>
              <text:list-item>
                <text:p>Create a new layout in app/views/layouts named login.html.erb</text:p>
              </text:list-item>
              <text:list-item>
                <text:p>Add the HTML from the example link</text:p>
              </text:list-item>
              <text:list-item>
                <text:p>Copy the signin css:</text:p>
                <text:list>
                  <text:list-item>
                    <text:p><text:a xlink:href="http://getbootstrap.com/examples/signin/signin.css" xlink:type="simple">http://getbootstrap.com/examples/signin/signin.css</text:a></text:p>
                  </text:list-item>
                  <text:list-item>
                    <text:p>app/assets/stylesheets/users.scs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Implement Logout</text:p>
          </draw:text-box>
        </draw:frame>
        <draw:frame presentation:style-name="pr5" draw:layer="layout" svg:width="25.199cm" svg:height="12.179cm" svg:x="1.4cm" svg:y="4.914cm" presentation:class="outline">
          <draw:text-box>
            <text:list text:style-name="L2">
              <text:list-item>
                <text:p>Add a new action to the users controller called logout</text:p>
              </text:list-item>
              <text:list-item>
                <text:p>Add new route for the logout action</text:p>
              </text:list-item>
              <text:list-item>
                <text:p>Destroy the user session</text:p>
                <text:list>
                  <text:list-item>
                    <text:p>reset_session</text:p>
                  </text:list-item>
                </text:list>
              </text:list-item>
              <text:list-item>
                <text:p>Add logout link in the layout</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Implement error message on wrong login</text:p>
          </draw:text-box>
        </draw:frame>
        <draw:frame presentation:style-name="pr5" draw:layer="layout" svg:width="25.199cm" svg:height="12.179cm" svg:x="1.4cm" svg:y="4.914cm" presentation:class="outline">
          <draw:text-box>
            <text:list text:style-name="L2">
              <text:list-item>
                <text:p>Rails and “The Flash”</text:p>
                <text:list>
                  <text:list-item>
                    <text:p>“Special part of the session cleared with each request. This means that values stored there will only be available in the next request, which is useful for passing error messages etc.”</text:p>
                  </text:list-item>
                </text:list>
              </text:list-item>
              <text:list-item>
                <text:p>Set an error message in the flash in the authenticate action on wrong credentials</text:p>
                <text:list>
                  <text:list-item>
                    <text:p>flash[:error] = 'Invalid email or password!'</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Display lastlogin date on welcome page</text:p>
          </draw:text-box>
        </draw:frame>
        <draw:frame presentation:style-name="pr5" draw:layer="layout" svg:width="25.199cm" svg:height="12.179cm" svg:x="1.4cm" svg:y="4.914cm" presentation:class="outline">
          <draw:text-box>
            <text:list text:style-name="L2">
              <text:list-item>
                <text:p>Add lastlogin_at column to the users table</text:p>
                <text:list>
                  <text:list-item>
                    <text:p>bundle exec rails generate migration AddLastloginAtToUsers lastlogin_at:datetime</text:p>
                  </text:list-item>
                </text:list>
              </text:list-item>
              <text:list-item>
                <text:p>Checkout the created file in db/migrate</text:p>
              </text:list-item>
              <text:list-item>
                <text:p>Migrate the database</text:p>
              </text:list-item>
              <text:list-item>
                <text:p>Update the lastlogin_at field on successful login</text:p>
                <text:list>
                  <text:list-item>
                    <text:p>@user.lastlogin_at = Time.now</text:p>
                  </text:list-item>
                </text:list>
              </text:list-item>
              <text:list-item>
                <text:p>Update the welcome page</text:p>
                <text:list>
                  <text:list-item>
                    <text:p>&lt;%= @user.lastlogin_at %&gt;</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ails/Ruby styles and best practices</text:p>
          </draw:text-box>
        </draw:frame>
        <draw:frame presentation:style-name="pr5" draw:layer="layout" svg:width="25.199cm" svg:height="12.179cm" svg:x="1.4cm" svg:y="4.914cm" presentation:class="outline">
          <draw:text-box>
            <text:list text:style-name="L2">
              <text:list-item>
                <text:p>Rubocop</text:p>
                <text:list>
                  <text:list-item>
                    <text:p>“RuboCop is a Ruby static code analyzer. Out of the box it will enforce many of the guidelines outlined in the community Ruby Style Guide.”</text:p>
                  </text:list-item>
                </text:list>
              </text:list-item>
              <text:list-item>
                <text:p>Install rubocop</text:p>
                <text:list>
                  <text:list-item>
                    <text:p>Add “gem 'rubocop', require: false” to your Gemfile</text:p>
                  </text:list-item>
                  <text:list-item>
                    <text:p>“bundle install” to install the new gem</text:p>
                  </text:list-item>
                </text:list>
              </text:list-item>
              <text:list-item>
                <text:p>Run rubocop</text:p>
                <text:list>
                  <text:list-item>
                    <text:p>bundle exec rubocop</text:p>
                  </text:list-item>
                </text:list>
              </text:list-item>
              <text:list-item>
                <text:p>Make the necessary correction to the code</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Mono2" svg:font-family="'Liberation Mono', 'Courier New'" style:font-family-generic="modern" style:font-pitch="fixed"/>
    <style:font-face style:name="Liberation Mono1" svg:font-family="'Liberation Mono', 'Courier New'" style:font-family-generic="modern" style:font-pitch="variable"/>
    <style:font-face style:name="DejaVu Sans1"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DejaVu Sans1" style:font-family-asian="'DejaVu Sans'" style:font-family-generic-asian="roman" style:font-pitch-asian="variable" style:font-size-asian="12pt" style:language-asian="hi" style:country-asian="IN"/>
    </style:style>
    <style:style style:name="Heading_20_1" style:display-name="Heading 1" style:family="graphic">
      <style:paragraph-properties fo:margin-top="0.746cm" fo:margin-bottom="0.88cm" style:text-autospace="none"/>
      <style:text-properties style:font-name="Thorndale" fo:font-family="Thorndale, 'Times New Roman'" style:font-family-generic="roman" style:font-pitch="variable" fo:font-size="24pt" fo:font-weight="bold" style:font-size-asian="22pt" style:font-weight-asian="bold" style:font-size-complex="22pt"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Header" style:family="graphic">
      <style:paragraph-properties style:text-autospace="none">
        <style:tab-stops>
          <style:tab-stop style:position="14.99cm" style:type="center"/>
          <style:tab-stop style:position="29.984cm" style:type="right"/>
        </style:tab-stops>
      </style:paragraph-properties>
    </style:style>
    <style:style style:name="Footer" style:family="graphic">
      <style:paragraph-properties style:text-autospace="none">
        <style:tab-stops>
          <style:tab-stop style:position="14.99cm" style:type="center"/>
          <style:tab-stop style:position="29.984cm" style:type="right"/>
        </style:tab-stops>
      </style:paragraph-properties>
    </style:style>
    <style:style style:name="Table_20_Contents" style:display-name="Table Contents" style:family="graphic">
      <style:paragraph-properties fo:margin-top="0cm" fo:margin-bottom="0.88cm" style:text-autospace="none"/>
    </style:style>
    <style:style style:name="Text_20_Body" style:display-name="Text Body" style:family="graphic">
      <style:paragraph-properties fo:margin-top="0cm" fo:margin-bottom="0.88cm" style:text-autospace="none"/>
    </style:style>
    <style:style style:name="Sender" style:family="graphic">
      <style:paragraph-properties style:text-autospace="none"/>
      <style:text-properties fo:font-style="italic" style:font-style-asian="italic" style:font-style-complex="italic"/>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88cm" style:text-autospace="none"/>
      <style:text-properties style:font-name-asian="FreeSans2" style:font-family-asian="Free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5T18:24:04.984578042</meta:creation-date>
    <dc:date>2015-04-20T06:59:24.037667297</dc:date>
    <meta:editing-duration>PT1H4M8S</meta:editing-duration>
    <meta:editing-cycles>30</meta:editing-cycles>
    <meta:generator>LibreOffice/4.4.2.2$Linux_X86_64 LibreOffice_project/40m0$Build-2</meta:generator>
    <meta:document-statistic meta:object-count="66"/>
  </office:meta>
</office:document-meta>
</file>